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0e50" officeooo:paragraph-rsid="00020e5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26f26" officeooo:paragraph-rsid="00026f2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26f26" officeooo:paragraph-rsid="00026f2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style="normal" fo:font-weight="bold" officeooo:rsid="00041edf" officeooo:paragraph-rsid="00041edf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bold" officeooo:rsid="00020e50" officeooo:paragraph-rsid="00020e50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officeooo:rsid="00020e50" officeooo:paragraph-rsid="00020e5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41edf" officeooo:paragraph-rsid="00041edf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41edf" officeooo:paragraph-rsid="00041edf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6072d" officeooo:paragraph-rsid="0006072d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a80d6" officeooo:paragraph-rsid="000a80d6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fo:font-style="normal" fo:font-weight="normal" officeooo:rsid="0006072d" officeooo:paragraph-rsid="0006072d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6pt" fo:font-style="normal" fo:font-weight="bold" officeooo:rsid="00041edf" officeooo:paragraph-rsid="00041edf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4pt" fo:font-style="normal" fo:font-weight="normal" officeooo:rsid="000a80d6" officeooo:paragraph-rsid="000a80d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4pt" fo:font-style="normal" fo:font-weight="normal" officeooo:rsid="000a8a2f" officeooo:paragraph-rsid="000a8a2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4pt" fo:font-style="normal" fo:font-weight="normal" officeooo:rsid="0006072d" officeooo:paragraph-rsid="0006072d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Arial" fo:font-size="14pt" fo:font-style="normal" fo:font-weight="normal" officeooo:rsid="0006072d" officeooo:paragraph-rsid="000a8a2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Arial" fo:font-size="14pt" fo:font-style="normal" fo:font-weight="normal" officeooo:rsid="001228c6" officeooo:paragraph-rsid="001228c6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26f26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fo:font-weight="normal" officeooo:rsid="000845ed" style:font-size-asian="14pt" style:font-weight-asian="normal" style:font-weight-complex="normal"/>
    </style:style>
    <style:style style:name="T4" style:family="text">
      <style:text-properties fo:font-weight="normal" officeooo:rsid="00088fa2" style:font-size-asian="14pt" style:font-weight-asian="normal" style:font-weight-complex="normal"/>
    </style:style>
    <style:style style:name="T5" style:family="text">
      <style:text-properties officeooo:rsid="000a8a2f"/>
    </style:style>
    <style:style style:name="T6" style:family="text">
      <style:text-properties officeooo:rsid="000af1e2"/>
    </style:style>
    <style:style style:name="T7" style:family="text">
      <style:text-properties officeooo:rsid="000d61c0"/>
    </style:style>
    <style:style style:name="T8" style:family="text">
      <style:text-properties officeooo:rsid="000f21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hał Kullass, Artur Lech</text:p>
      <text:p text:style-name="P5"/>
      <text:p text:style-name="P6">Aplikacja Web <text:span text:style-name="T1">wspomagająca naukę języka angielskiego</text:span></text:p>
      <text:p text:style-name="P5"/>
      <text:p text:style-name="P5"/>
      <text:list xml:id="list2008215584" text:style-name="L1">
        <text:list-item>
          <text:p text:style-name="P12">Wprowadzenie</text:p>
        </text:list-item>
      </text:list>
      <text:p text:style-name="P4"/>
      <text:p text:style-name="P7"><text:tab/><text:span text:style-name="T2">Aplikacja tworzona przez nas ma na celu wspieranie nauki języka anielskiego poprzez dobier</text:span><text:span text:style-name="T3">a</text:span><text:span text:style-name="T2">nie zadań zgodnie z obecną znajomością języka </text:span><text:span text:style-name="T3">przez użytkownika</text:span><text:span text:style-name="T2">, oraz umożliwianie rywalizacji z innymi użytkownikami. </text:span><text:span text:style-name="T4">Z aplikacji będzie można korzystać poprzez przeglądarkę internetową, co oznacza że będzie ona działała zarówno na komputerach stacjonarnych jak i urządzeniach mobilnych.</text:span></text:p>
      <text:p text:style-name="P4"/>
      <text:list xml:id="list134703619773610" text:continue-numbering="true" text:style-name="L1">
        <text:list-item>
          <text:p text:style-name="P12">Podstawowe funkcjonalności</text:p>
        </text:list-item>
      </text:list>
      <text:p text:style-name="P4"/>
      <text:p text:style-name="P10">Do podstawowych funkcjonalności aplikacji należeć będzie:</text:p>
      <text:list xml:id="list1568638481" text:style-name="L2">
        <text:list-item>
          <text:p text:style-name="P13">oszacowywanie i zapamiętywanie obecnego postępu w nauce</text:p>
        </text:list-item>
        <text:list-item>
          <text:p text:style-name="P13">odpowiednie dopasowywanie trudności zadań zgodnie z obecnym postępem użytkownika</text:p>
        </text:list-item>
        <text:list-item>
          <text:p text:style-name="P13">urządzanie rozgrywek składających się ze stałej ilości zadań, za których <text:span text:style-name="T5">poprawne i szybkie</text:span> rozwiązanie użytkownicy będą nagradzani wysokim wynikiem <text:span text:style-name="T5">końcowym</text:span></text:p>
        </text:list-item>
        <text:list-item>
          <text:p text:style-name="P13">przedstawianie tabeli najlepszych wyników, zarówno dla każdej rozgrywki jak i najlepiej radzących sobie użytkowników</text:p>
        </text:list-item>
        <text:list-item>
          <text:p text:style-name="P13">sugerowanie optymalnego planu nauki</text:p>
        </text:list-item>
      </text:list>
      <text:p text:style-name="P4"/>
      <text:list xml:id="list134704166866438" text:continue-list="list134703619773610" text:style-name="L1">
        <text:list-item>
          <text:p text:style-name="P12">Przegląd technologii</text:p>
        </text:list-item>
      </text:list>
      <text:p text:style-name="P4"/>
      <text:p text:style-name="P9">Technologie frontend:</text:p>
      <text:p text:style-name="P11"/>
      <text:list xml:id="list959402469" text:style-name="L3">
        <text:list-item>
          <text:p text:style-name="P14">HTML</text:p>
        </text:list-item>
        <text:list-item>
          <text:p text:style-name="P14">CSS</text:p>
        </text:list-item>
        <text:list-item>
          <text:p text:style-name="P14">JavaScript</text:p>
        </text:list-item>
        <text:list-item>
          <text:p text:style-name="P14"><text:span text:style-name="T7">Framework</text:span> Bootstrap <text:span text:style-name="T8">4</text:span></text:p>
        </text:list-item>
      </text:list>
      <text:p text:style-name="P11"/>
      <text:p text:style-name="P9">Technologie backend:</text:p>
      <text:p text:style-name="P11"/>
      <text:list xml:id="list415747365" text:style-name="L4">
        <text:list-item>
          <text:p text:style-name="P15">Java <text:span text:style-name="T6">11</text:span></text:p>
        </text:list-item>
        <text:list-item>
          <text:p text:style-name="P15">Framework Spring</text:p>
          <text:list>
            <text:list-item>
              <text:p text:style-name="P17">Spring Security</text:p>
            </text:list-item>
            <text:list-item>
              <text:p text:style-name="P17"><text:soft-page-break/>Spring JDBC</text:p>
            </text:list-item>
            <text:list-item>
              <text:p text:style-name="P17">Spring JPA</text:p>
            </text:list-item>
          </text:list>
        </text:list-item>
        <text:list-item>
          <text:p text:style-name="P17">Thymeleaf</text:p>
        </text:list-item>
        <text:list-item>
          <text:p text:style-name="P16">PostgreSQ<text:span text:style-name="T5">L</text:span></text:p>
        </text:list-item>
      </text:list>
      <text:p text:style-name="P4"/>
      <text:list xml:id="list134703962838996" text:continue-list="list134704166866438" text:style-name="L1">
        <text:list-item>
          <text:p text:style-name="P12">Mentoring</text:p>
        </text:list-item>
      </text:list>
      <text:p text:style-name="P4"/>
      <text:p text:style-name="P8"><text:tab/><text:span text:style-name="T5">Jesteśmy zainteresowani mentoringiem ze strony przedstawiciela firmy informatycznej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3:04:51.874000000</meta:creation-date>
    <dc:date>2020-11-23T13:47:01.748000000</dc:date>
    <meta:editing-duration>PT41M31S</meta:editing-duration>
    <meta:editing-cycles>6</meta:editing-cycles>
    <meta:generator>LibreOffice/6.2.1.2$Windows_x86 LibreOffice_project/7bcb35dc3024a62dea0caee87020152d1ee96e71</meta:generator>
    <meta:document-statistic meta:table-count="0" meta:image-count="0" meta:object-count="0" meta:page-count="2" meta:paragraph-count="27" meta:word-count="175" meta:character-count="1291" meta:non-whitespace-character-count="1161"/>
  </office:meta>
</office:document-meta>
</file>